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style>
    <style:style style:name="Tableau1.D1" style:family="table-cell">
      <style:table-cell-properties style:vertical-align="top" fo:padding="0.097cm" fo:border="0.002cm solid #000000"/>
    </style:style>
    <style:style style:name="Tableau1.A2" style:family="table-cell">
      <style:table-cell-properties style:vertical-align="top" fo:padding="0.097cm" fo:border-left="0.002cm solid #000000" fo:border-right="none" fo:border-top="none" fo:border-bottom="0.002cm solid #000000"/>
    </style:style>
    <style:style style:name="Tableau1.B2" style:family="table-cell" style:data-style-name="N37">
      <style:table-cell-properties style:vertical-align="top" fo:padding="0.097cm" fo:border-left="0.002cm solid #000000" fo:border-right="none" fo:border-top="none" fo:border-bottom="0.002cm solid #000000"/>
    </style:style>
    <style:style style:name="Tableau1.D2" style:family="table-cell">
      <style:table-cell-properties style:vertical-align="top" fo:padding="0.097cm" fo:border-left="0.002cm solid #000000" fo:border-right="0.002cm solid #000000" fo:border-top="none" fo:border-bottom="0.002cm solid #000000"/>
    </style:style>
    <style:style style:name="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5"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6" style:family="paragraph" style:parent-style-name="Table_20_Contents">
      <style:text-properties fo:font-size="10pt" style:font-size-asian="10pt" style:font-size-complex="10pt"/>
    </style:style>
    <style:style style:name="P7" style:family="paragraph" style:parent-style-name="Titre1">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8"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style:use-window-font-color="true" fo:font-size="20pt" fo:language="fr" fo:country="FR" style:font-name-asian="Andale Sans UI1" style:font-size-asian="20pt" style:language-asian="fr" style:country-asian="FR" style:font-name-complex="Lucidasans" style:font-size-complex="20pt" style:language-complex="fr" style:country-complex="FR"/>
    </style:style>
    <style:style style:name="P14" style:family="paragraph" style:parent-style-name="Titre1">
      <style:paragraph-properties fo:text-align="center" style:justify-single-word="false" fo:break-before="pag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15" style:family="paragraph" style:parent-style-name="Text_20_body">
      <style:paragraph-properties fo:break-before="page"/>
    </style:style>
    <style:style style:name="P16" style:family="paragraph" style:parent-style-name="Table_20_Heading">
      <style:paragraph-properties style:snap-to-layout-grid="false"/>
      <style:text-properties style:use-window-font-color="true" fo:font-size="12pt" fo:language="fr" fo:country="FR"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7" style:family="paragraph" style:parent-style-name="Contents_20_Heading">
      <style:paragraph-properties fo:margin-top="0.423cm" fo:margin-bottom="0.212cm"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8" style:family="paragraph" style:parent-style-name="Contents_20_Heading">
      <style:paragraph-properties fo:margin-top="0.423cm" fo:margin-bottom="0.212cm" fo:break-before="page"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9"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20" style:family="paragraph" style:parent-style-name="Text_20_body">
      <style:paragraph-properties fo:text-align="justify" style:justify-single-word="false"/>
    </style:style>
    <style:style style:name="P21" style:family="paragraph" style:parent-style-name="Text_20_body" style:list-style-name="L19">
      <style:paragraph-properties fo:text-align="justify" style:justify-single-word="false"/>
    </style:style>
    <style:style style:name="P22" style:family="paragraph" style:parent-style-name="Text_20_body" style:list-style-name="L20">
      <style:paragraph-properties fo:text-align="justify" style:justify-single-word="false"/>
    </style:style>
    <style:style style:name="P23" style:family="paragraph" style:parent-style-name="Text_20_body" style:list-style-name="L22">
      <style:paragraph-properties fo:text-align="justify" style:justify-single-word="false"/>
    </style:style>
    <style:style style:name="P24" style:family="paragraph" style:parent-style-name="Text_20_body">
      <style:paragraph-properties fo:text-align="justify" style:justify-single-word="false"/>
      <style:text-properties style:text-underline-style="solid" style:text-underline-width="auto" style:text-underline-color="font-color"/>
    </style:style>
    <style:style style:name="P25" style:family="paragraph" style:parent-style-name="Text_20_body" style:list-style-name="L21"/>
    <style:style style:name="P26" style:family="paragraph" style:parent-style-name="Heading_20_2">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Heading_20_1">
      <style:paragraph-properties fo:text-align="justify" style:justify-single-word="fals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Titre1" style:master-page-name="Standard">
      <style:paragraph-properties fo:margin-top="0.423cm" fo:margin-bottom="0.212cm" fo:text-align="center" style:justify-single-word="false" style:page-number="auto"/>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33" style:family="paragraph" style:parent-style-name="Preformatted_20_Text">
      <style:text-properties fo:color="#800000"/>
    </style:style>
    <style:style style:name="P34" style:family="paragraph" style:parent-style-name="Preformatted_20_Text">
      <style:text-properties fo:color="#800000" fo:font-weight="bold" style:font-weight-asian="bold" style:font-weight-complex="bold"/>
    </style:style>
    <style:style style:name="P35" style:family="paragraph" style:parent-style-name="Preformatted_20_Text">
      <style:text-properties fo:color="#800080"/>
    </style:style>
    <style:style style:name="P36" style:family="paragraph" style:parent-style-name="Preformatted_20_Text">
      <style:text-properties fo:color="#808080"/>
    </style:style>
    <style:style style:name="P37" style:family="paragraph" style:parent-style-name="Preformatted_20_Text">
      <style:paragraph-properties fo:text-align="justify" style:justify-single-word="false"/>
    </style:style>
    <style:style style:name="T1" style:family="text">
      <style:text-properties fo:color="#000000"/>
    </style:style>
    <style:style style:name="T2" style:family="text">
      <style:text-properties fo:color="#800000"/>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7"/>
      <text:p text:style-name="P8"/>
      <text:p text:style-name="P8"/>
      <text:p text:style-name="P8"/>
      <text:p text:style-name="P8"/>
      <text:p text:style-name="P8"/>
      <text:p text:style-name="P8"/>
      <text:p text:style-name="P12">liaison dynamique sous Linux</text:p>
      <text:p text:style-name="P10">Frédéric Ferrandis (<text:a xlink:type="simple" xlink:href="mailto:frederic.ferrandis@openwide.fr">frederic.ferrandis@openwide.fr</text:a>)</text:p>
      <text:p text:style-name="P8">Juin 2010</text:p>
      <text:p text:style-name="P9"/>
      <text:p text:style-name="P13"/>
      <text:p text:style-name="P9"/>
      <text:p text:style-name="P9"/>
      <text:p text:style-name="P14">MODIFICATIONS</text:p>
      <text:p text:style-name="P9"/>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6">VERSION</text:p>
            </table:table-cell>
            <table:table-cell table:style-name="Tableau1.A1" office:value-type="string">
              <text:p text:style-name="P16">DATE</text:p>
            </table:table-cell>
            <table:table-cell table:style-name="Tableau1.A1" office:value-type="string">
              <text:p text:style-name="P16">AUTEUR(S)</text:p>
            </table:table-cell>
            <table:table-cell table:style-name="Tableau1.D1" office:value-type="string">
              <text:p text:style-name="P16">DESCRIPTION</text:p>
            </table:table-cell>
          </table:table-row>
        </table:table-header-rows>
        <table:table-row table:style-name="Tableau1.1">
          <table:table-cell table:style-name="Tableau1.A2" office:value-type="string">
            <text:p text:style-name="P2">1.0</text:p>
          </table:table-cell>
          <table:table-cell table:style-name="Tableau1.B2" office:value-type="date" office:date-value="2010-07-05">
            <text:p text:style-name="P2">05/07/10</text:p>
          </table:table-cell>
          <table:table-cell table:style-name="Tableau1.A2" office:value-type="string">
            <text:p text:style-name="P2">F.Ferrandis</text:p>
          </table:table-cell>
          <table:table-cell table:style-name="Tableau1.D2" office:value-type="string">
            <text:p text:style-name="P2">Création</text:p>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
      <text:p text:style-name="P15"/>
      <text:section text:style-name="Sect1" text:name="Section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1.Présentation du document<text:tab/>4</text:p>
            <text:p text:style-name="P29">2.Présentation de ld-linux.so<text:tab/>4</text:p>
            <text:p text:style-name="P31">2.1.Fonctionnement simplifié de ld-linux.so<text:tab/>4</text:p>
            <text:p text:style-name="P31">2.2.Observer les librairies chargées à l'exécution<text:tab/>5</text:p>
            <text:p text:style-name="P31">2.3.Variables d'environnements.<text:tab/>8</text:p>
            <text:p text:style-name="P30">2.3.1La variable LD_PRELOAD<text:tab/>8</text:p>
            <text:p text:style-name="P30">2.3.2La variable LD_LIBRARY_PATH<text:tab/>10</text:p>
            <text:p text:style-name="P30">2.3.3La variable LD_BIND_NOW<text:tab/>10</text:p>
            <text:p text:style-name="P30">2.3.4La variable LD_DEBUG/LD_DEBUG_OUTPUT<text:tab/>10</text:p>
            <text:p text:style-name="P30">2.3.5La variable LD_PROFILE/LD_PROFILE_OUTPUT<text:tab/>12</text:p>
          </text:index-body>
        </text:table-of-content>
        <text:p text:style-name="P17"/>
        <text:p text:style-name="P18"/>
      </text:section>
      <text:section text:style-name="Sect3" text:name="Section3">
        <text:h text:style-name="Heading_20_1" text:outline-level="1">Présentation du document</text:h>
        <text:p text:style-name="P11"/>
        <text:p text:style-name="P11">L'objectif de ce document est de présenter (succintement) les mécanismes permettant de charger les librairies nécessaires, à l'exécution d'un programme.</text:p>
        <text:p text:style-name="P11">Pour cela, sera abordé le programme ld-linux.so, ainsi que les diverses variables d'environnements permettant de modifier son comportement.</text:p>
        <text:p text:style-name="P11">Enfin, l'écriture de ce programme a conduit à la création d'une librairie utilisable depuis n'importe quelle application. Son utilisation peut permettre de créer des mécanismes de plugins ou de détournement de fonction. L'API de cette librairie sera également abordée.</text:p>
        <text:p text:style-name="P11"/>
        <text:h text:style-name="P28" text:outline-level="1">Présentation de ld-linux.so</text:h>
        <text:p text:style-name="P11">Le programme ld-linux.so est le programme permettant effectuant la liaison dynamique d'un programme avec des librairies dynamiques, ou bien d'une librairie dynamique avec d'autres librairies dynamiques (dont elle dépend).</text:p>
        <text:p text:style-name="P11">Soit le programme (A) nécessitant la librairie libc.so et libdl.so pour pouvoir s'exécuter, alors le programme ld-linux.so a pour tache de charger ces deux librairies en mémoire.</text:p>
        <text:p text:style-name="P11">Soit la librairie libutil.so, utilisant des fonctions de la libdl.so, et compilée avec l'option '-ldl' (permettant d'avoir d'avoir des références sur les symboles externes, plutôt que d'ajouter cette option à la compilation du programme utilisant la librairie), alors le programme ld-linux.so a pour tache de charger libdl.so.</text:p>
        <text:h text:style-name="Heading_20_2" text:outline-level="2">Fonctionnement simplifié de ld-linux.so</text:h>
        <text:p text:style-name="P11"/>
        <text:p text:style-name="P11">Lorsqu'un programme est exécuté, une des premières actions devant être faite est le chargement des librairies dynamiques nécessaires au bon fonctionnement du programme. Pour cela, il existe un certain nombre d'information dans le binaire (qui, par défaut, est au format ELF sous Linux), permettant de savoir :</text:p>
        <text:list xml:id="list2048086088" text:style-name="L19">
          <text:list-item>
            <text:p text:style-name="P21">quelles librairies dynamiques sont nécessaires pour l'exécution du programme (par défaut, il y'a au minimum la libc)</text:p>
          </text:list-item>
          <text:list-item>
            <text:p text:style-name="P21">quel programme utiliser pour faire cette recherche de librairie, et pour les charger.</text:p>
          </text:list-item>
        </text:list>
        <text:p text:style-name="P11">Pour connaître le nom de l'application qui va devoir charger les librairies dynamiques utilisées par un programme, il existe un segment particulier dans votre programme, créé à la compilation.</text:p>
        <text:p text:style-name="P11">Ce segment, généralement appelé segment <text:s/>« INTERP », contient, sous forme de chaîne de caractères, le chemin d'accés vers le programme devant charger en mémoire les librairies dynamiques d'un programme.</text:p>
        <text:p text:style-name="P11"><text:soft-page-break/>Généralement, ce segment n'est présent que dans les fichiers binaires exécutables, car une projection mémoire de librairie dynamique est la conséquence de l'exécution d'un programme, mais peut être également présent dans un fichier de type librairie dynamique.</text:p>
        <text:p text:style-name="P11">Pour vérifier que le programme utilisé sera bien ld-linux.so, vous pouvez utiliser la commande suivante :</text:p>
        <text:p text:style-name="Preformatted_20_Text">fred@kdiv ~ &gt;readelf -l ./mtest</text:p>
        <text:p text:style-name="Preformatted_20_Text"></text:p>
        <text:p text:style-name="Preformatted_20_Text">Elf file type is EXEC (Executable file)</text:p>
        <text:p text:style-name="Preformatted_20_Text">Entry point 0x80483b0</text:p>
        <text:p text:style-name="Preformatted_20_Text">There are 7 program headers, starting at offset 52</text:p>
        <text:p text:style-name="Preformatted_20_Text"></text:p>
        <text:p text:style-name="Preformatted_20_Text">Program Headers:</text:p>
        <text:p text:style-name="Preformatted_20_Text"><text:s text:c="2"/>Type <text:s text:c="10"/>Offset <text:s text:c="2"/>VirtAddr <text:s text:c="2"/>PhysAddr <text:s text:c="2"/>FileSiz MemSiz <text:s/>Flg Align</text:p>
        <text:p text:style-name="Preformatted_20_Text"><text:s text:c="2"/>PHDR <text:s text:c="10"/>0x000034 0x08048034 0x08048034 0x000e0 0x000e0 R E 0x4</text:p>
        <text:p text:style-name="P34"><text:s text:c="2"/>INTERP <text:s text:c="8"/>0x000114 0x08048114 0x08048114 0x00013 0x00013 R <text:s text:c="2"/>0x1</text:p>
        <text:p text:style-name="P34"><text:s text:c="6"/>[Requesting program interpreter: /lib/ld-linux.so.2]</text:p>
        <text:p text:style-name="Preformatted_20_Text"><text:s text:c="2"/>LOAD <text:s text:c="10"/>0x000000 0x08048000 0x08048000 0x0062c 0x0062c R E 0x1000</text:p>
        <text:p text:style-name="Preformatted_20_Text"><text:s text:c="2"/>LOAD <text:s text:c="10"/>0x00062c 0x0804962c 0x0804962c 0x00114 0x0011c RW <text:s/>0x1000</text:p>
        <text:p text:style-name="Preformatted_20_Text"><text:s text:c="2"/>DYNAMIC <text:s text:c="7"/>0x000640 0x08049640 0x08049640 0x000d0 0x000d0 RW <text:s/>0x4</text:p>
        <text:p text:style-name="Preformatted_20_Text"><text:s text:c="2"/>NOTE <text:s text:c="10"/>0x000128 0x08048128 0x08048128 0x00020 0x00020 R <text:s text:c="2"/>0x4</text:p>
        <text:p text:style-name="Preformatted_20_Text"><text:s text:c="2"/>GNU_STACK <text:s text:c="5"/>0x000000 0x00000000 0x00000000 0x00000 0x00000 RW <text:s/>0x4</text:p>
        <text:p text:style-name="Preformatted_20_Text"/>
        <text:p text:style-name="Preformatted_20_Text"/>
        <text:p text:style-name="Text_20_body">Bref, ce qu'il convient de retenir c'est qu'avant que l'application ne débute la fonction main, <text:s/>le programme ld-linux.so a déjà projeté en mémoire les librairies nécessaires.</text:p>
        <text:h text:style-name="P26" text:outline-level="2">Observer les librairies chargées à l'exécution</text:h>
        <text:p text:style-name="P11"/>
        <text:p text:style-name="P11">La première méthode, et qui est de loin la plus simple, est d'interroger le binaire avec la commande ldd.</text:p>
        <text:p text:style-name="P11">Par exemple, la commande</text:p>
        <text:p text:style-name="Preformatted_20_Text">fred@kdiv ~ &gt;ldd mtest</text:p>
        <text:p text:style-name="Preformatted_20_Text"><text:tab/>linux-gate.so.1 =&gt; <text:s/>(0xb781d000)</text:p>
        <text:p text:style-name="Preformatted_20_Text"><text:tab/>libc.so.6 =&gt; /lib/libc.so.6 (0xb76b2000)</text:p>
        <text:p text:style-name="Preformatted_20_Text"><text:tab/>/lib/ld-linux.so.2 (0xb781e000)</text:p>
        <text:p text:style-name="Preformatted_20_Text"/>
        <text:p text:style-name="P11">nous informe que le programme mtest dépend de la libc, de linux-gate (dso virtuel, mappé en mémoire pour incorporer des fonctions utilisées par le noyau), et de ld-linux.so, qui est l'interpréteur.</text:p>
        <text:p text:style-name="P11">Vous pouvez également utiliser la commande </text:p>
        <text:p text:style-name="Preformatted_20_Text">fred@kdiv ~&gt;/lib/ld-linux.so.2 --list <text:s/>./mtest</text:p>
        <text:p text:style-name="Preformatted_20_Text"><text:tab/>linux-gate.so.1 =&gt; <text:s/>(0xb7725000)</text:p>
        <text:p text:style-name="Preformatted_20_Text"><text:tab/>libc.so.6 =&gt; /lib/libc.so.6 (0xb75ba000)</text:p>
        <text:p text:style-name="Preformatted_20_Text"><text:tab/>/lib/ld-linux.so.2 (0xb7726000)</text:p>
        <text:p text:style-name="Preformatted_20_Text"/>
        <text:p text:style-name="Text_20_body">pour obtenir le même genre de résultats.</text:p>
        <text:p text:style-name="P11"><text:soft-page-break/>La deuxième méthode consiste à inspecter à l'exécution, le mapping mémoire du programme.</text:p>
        <text:p text:style-name="P11">Lorsque vous exécutez une commande, un processus (programme s'exécutant) est créé.</text:p>
        <text:p text:style-name="P11">Ce processus est identifié par son PID (process identifiant). Il est possible de récupérer depuis un programme son propre pid avec la fonction getpid(). Il est possible depuis le shell, de récupérer le pid de chaque tâche du système.</text:p>
        <text:p text:style-name="P11">Par exemple, la commande :</text:p>
        <text:p text:style-name="Preformatted_20_Text">fred@kdiv ~ &gt;ps -ejH |tail -n10</text:p>
        <text:p text:style-name="Preformatted_20_Text"><text:s/>4976 <text:s/>1516 <text:s/>1516 ? <text:s text:c="7"/>00:00:00 <text:s text:c="4"/>gnome-pty-helpe</text:p>
        <text:p text:style-name="Preformatted_20_Text"><text:s/>4978 <text:s/>4978 <text:s/>4978 pts/0 <text:s text:c="3"/>00:00:00 <text:s text:c="4"/>bash</text:p>
        <text:p text:style-name="Preformatted_20_Text"><text:s/>5138 <text:s/>5138 <text:s/>4978 pts/0 <text:s text:c="3"/>00:00:00 <text:s text:c="6"/>man</text:p>
        <text:p text:style-name="Preformatted_20_Text"><text:s/>5154 <text:s/>5138 <text:s/>4978 pts/0 <text:s text:c="3"/>00:00:00 <text:s text:c="8"/>less</text:p>
        <text:p text:style-name="Preformatted_20_Text"><text:s/>5312 <text:s/>5312 <text:s/>5312 pts/1 <text:s text:c="3"/>00:00:00 <text:s text:c="4"/>bash</text:p>
        <text:p text:style-name="Preformatted_20_Text"><text:s/>8930 <text:s/>8930 <text:s/>5312 pts/1 <text:s text:c="3"/>00:00:00 <text:s text:c="6"/>gdb</text:p>
        <text:p text:style-name="Preformatted_20_Text"><text:s/>8962 <text:s/>8962 <text:s/>5312 pts/1 <text:s text:c="3"/>00:00:00 <text:s text:c="8"/>mtest</text:p>
        <text:p text:style-name="Preformatted_20_Text"><text:s/>8323 <text:s/>8323 <text:s/>8323 pts/3 <text:s text:c="3"/>00:00:00 <text:s text:c="4"/>bash</text:p>
        <text:p text:style-name="Preformatted_20_Text">10081 10081 <text:s/>8323 pts/3 <text:s text:c="3"/>00:00:00 <text:s text:c="6"/>ps</text:p>
        <text:p text:style-name="Preformatted_20_Text">10082 10081 <text:s/>8323 pts/3 <text:s text:c="3"/>00:00:00 <text:s text:c="6"/>bash</text:p>
        <text:p text:style-name="Preformatted_20_Text"/>
        <text:p text:style-name="P11">va afficher les 10 derniers résultats de listing des processus. La première colonne correspond à l'identifiant de processus.</text:p>
        <text:p text:style-name="P11">Si on s'interesse au programme mtest, on constate que son identifiant est <text:s/>8962. A partir de là, il est très simple de regarder les librairies dynamiques que l'exécution de ce programme a causé.</text:p>
        <text:p text:style-name="P11">En effet, le fichier /proc/8192/maps contient le mapping mémoire du programme identifié avec le pid 8192</text:p>
        <text:p text:style-name="Preformatted_20_Text"/>
        <text:p text:style-name="Preformatted_20_Text">fred@kdiv ~ &gt;cat /proc/8962/maps </text:p>
        <text:p text:style-name="P35">08048000-08049000 r-xp 00000000 08:03 3025594 <text:s text:c="3"/>/home/mudflap_test/mtest</text:p>
        <text:p text:style-name="P35">08049000-0804a000 rw-p 00000000 08:03 3025594 <text:s text:c="3"/>/home/mudflap_test/mtest</text:p>
        <text:p text:style-name="Preformatted_20_Text">b7e75000-b7e76000 rw-p 00000000 00:00 0 </text:p>
        <text:p text:style-name="P33">b7e76000-b7fbb000 r-xp 00000000 08:02 221 <text:s text:c="7"/>/lib/libc-2.12.so</text:p>
        <text:p text:style-name="P33">b7fbb000-b7fbd000 r--p 00145000 08:02 221 <text:s text:c="7"/>/lib/libc-2.12.so</text:p>
        <text:p text:style-name="P33">b7fbd000-b7fbe000 rw-p 00147000 08:02 221 <text:s text:c="7"/>/lib/libc-2.12.so</text:p>
        <text:p text:style-name="Preformatted_20_Text">b7fbe000-b7fc1000 rw-p 00000000 00:00 0 </text:p>
        <text:p text:style-name="Preformatted_20_Text">b7fe0000-b7fe1000 rw-p 00000000 00:00 0 </text:p>
        <text:p text:style-name="Preformatted_20_Text">b7fe1000-b7fe2000 r-xp 00000000 00:00 0 <text:s text:c="9"/>[vdso]</text:p>
        <text:p text:style-name="P36">b7fe2000-b7ffe000 r-xp 00000000 08:02 1054 <text:s text:c="6"/>/lib/ld-2.12.so</text:p>
        <text:p text:style-name="P36">b7ffe000-b7fff000 r--p 0001b000 08:02 1054 <text:s text:c="6"/>/lib/ld-2.12.so</text:p>
        <text:p text:style-name="P36">b7fff000-b8000000 rw-p 0001c000 08:02 1054 <text:s text:c="6"/>/lib/ld-2.12.so</text:p>
        <text:p text:style-name="Preformatted_20_Text">bffdf000-c0000000 rw-p 00000000 00:00 0 <text:s text:c="9"/>[stack]</text:p>
        <text:p text:style-name="Preformatted_20_Text"></text:p>
        <text:p text:style-name="P11">Les 2 premières lignes correspondent au programme en lui-même, qui a été projeté en mémoire. D'après ce qui est lu, on observe que le programme mtest est projeté deux fois en mémoire puisqu'il y'a deux lignes.</text:p>
        <text:p text:style-name="P11">En fait, la première projection va permettre l'utilisation des segments de l'application mtest nécessitant les droits d'exécution, et n'ayant pas de droit d'écriture <text:span text:style-name="T1">(r-xp). Typiquement les segments concernés seront ceux contenant les sections de <text:s/>code (.text) et les sections de </text:span><text:soft-page-break/><text:span text:style-name="T1">variables en read-only.(.rodata)</text:span></text:p>
        <text:p text:style-name="Text_20_body"><text:span text:style-name="T1">Il est possible d'obtenir les segments d'un programme avec la commande suivante :</text:span></text:p>
        <text:p text:style-name="Text_20_body"><text:span text:style-name="T1"/></text:p>
        <text:p text:style-name="Preformatted_20_Text"><text:span text:style-name="T1">fred@kdiv ~ &gt;readelf -l ./mtest</text:span></text:p>
        <text:p text:style-name="Preformatted_20_Text"><text:span text:style-name="T1">Section to Segment mapping:</text:span></text:p>
        <text:p text:style-name="Preformatted_20_Text"><text:span text:style-name="T1"><text:s text:c="2"/>Segment Sections...</text:span></text:p>
        <text:p text:style-name="Preformatted_20_Text"><text:span text:style-name="T1"><text:s text:c="3"/>00 <text:s text:c="4"/></text:span></text:p>
        <text:p text:style-name="Preformatted_20_Text"><text:span text:style-name="T1"><text:s text:c="3"/>01 <text:s text:c="4"/>.interp </text:span></text:p>
        <text:p text:style-name="Preformatted_20_Text"><text:span text:style-name="T1"><text:s text:c="3"/>02 <text:s text:c="4"/>.interp .note.ABI-tag .hash .gnu.hash .dynsym .dynstr .gnu.version .gnu.version_r .rel.dyn .rel.plt .init .plt .text .fini .rodata .eh_frame </text:span></text:p>
        <text:p text:style-name="Preformatted_20_Text"><text:span text:style-name="T1"><text:s text:c="3"/>03 <text:s text:c="4"/>.ctors .dtors .jcr .dynamic .got .got.plt .data .bss </text:span></text:p>
        <text:p text:style-name="Preformatted_20_Text"><text:span text:style-name="T1"><text:s text:c="3"/>04 <text:s text:c="4"/>.dynamic </text:span></text:p>
        <text:p text:style-name="Preformatted_20_Text"><text:span text:style-name="T1"><text:s text:c="3"/>05 <text:s text:c="4"/>.note.ABI-tag </text:span></text:p>
        <text:p text:style-name="Preformatted_20_Text"><text:span text:style-name="T1"><text:s text:c="3"/>06 <text:s text:c="3"/></text:span></text:p>
        <text:p text:style-name="Text_20_body"/>
        <text:p text:style-name="P11">Le premier segment est le segment .interp. Ce segment contient le chemin d'accés vers le programme ld-linux.so.</text:p>
        <text:p text:style-name="P11">Le deuxième segment contient un ensemble de sections nécessitant des droits d'exécution, mais interdisant toute écriture. C'est ce segment qui correspond à la première ligne</text:p>
        <text:p text:style-name="P11">Le troisième segment contient un ensemble de sections pouvant être modifié à l'exécution. Par exemple les sections contenant des variables globales.</text:p>
        <text:p text:style-name="P11">Les autres seront abordés dans le cours sur le format ELF, et ne sont pas nécessaires pour l'instant.</text:p>
        <text:p text:style-name="P11"/>
        <text:p text:style-name="P11">On peut constater que la libc est projeté en mémoire. Elle est en effet utilisée pratiquement par tous les programmes C. Elle est projetée trois fois pour les mêmes raisons que précédemment.</text:p>
        <text:p text:style-name="P11">Idem pour le programme de linkage dynamique ld-linux.so.</text:p>
        <text:p text:style-name="P11"/>
        <text:p text:style-name="P11">Les autres lignes sont moins importantes pour la compréhension, néanmoins :</text:p>
        <text:list xml:id="list1116927032" text:style-name="L20">
          <text:list-item>
            <text:p text:style-name="P22">la ligne [stack] contient l'adresse de la pile du programme</text:p>
          </text:list-item>
          <text:list-item>
            <text:p text:style-name="P22">la ligne [vdso] <text:s/>est utilisée par le noyau pour utiliser des fonctions spécifiques (exécution d'appel système via kernel_vsyscall et de mise en place de handler de signaux via __kernel_rt_sigreturn)</text:p>
          </text:list-item>
          <text:list-item>
            <text:p text:style-name="P22">il pourrait également yavoir une ligne [heap], laquelle indiquerait le segment mémoire utiliser pour les allocations dynamiques.</text:p>
          </text:list-item>
        </text:list>
        <text:p text:style-name="P11"/>
        <text:p text:style-name="P11">En résumé, la deuxième méthode consiste à lire le fichier maps. A partir de là, il est possible d'obtenir plusieurs informations.</text:p>
        <text:p text:style-name="P11"/>
        <text:h text:style-name="P26" text:outline-level="2"><text:soft-page-break/>Variables d'environnements.</text:h>
        <text:p text:style-name="P11"/>
        <text:p text:style-name="P11">Le programme ld-linux.so est sensible à plusieurs variables d'environnements qui peuvent modifier son comportement, à l'exécution. </text:p>
        <text:p text:style-name="P11">Les différents points ci-dessous vont donner quelques exemples de variables d'environnements utilisées par ld-linux.so, et leur utilité.</text:p>
        <text:h text:style-name="Heading_20_3" text:outline-level="3">La variable LD_PRELOAD</text:h>
        <text:p text:style-name="P11">Cette variable d'environnement attend une liste de chemin d'accés vers des fichiers de librairies dynamiques.</text:p>
        <text:p text:style-name="P11">Par exemple, la commande :</text:p>
        <text:p text:style-name="Preformatted_20_Text">export LD_PRELOAD=./libtest1.so:./libtest2.so </text:p>
        <text:p text:style-name="P11"/>
        <text:p text:style-name="P11">Lorsqu'un programme va être exécuté, et lorsque les librairies vont être chargées par le programme ld-linux.so, ce dernier va d'abord inspecter le contenu de cette variable d'environnement, avant même de charger les librairies nécessaires au fonctionnement du programme (comme la libc par exemple). </text:p>
        <text:p text:style-name="P11">En d'autres termes, les fichiers libtest1.so et libtest2.so seront chargées en mémoire avant la libc.</text:p>
        <text:p text:style-name="P11">Par exemple, le programme «example » dépend d'un certain nombre de librairie.</text:p>
        <text:p text:style-name="Preformatted_20_Text">fred@kdiv ~/Programmation/divers/sym_resolv &gt;ldd test</text:p>
        <text:p text:style-name="Preformatted_20_Text"><text:tab/>linux-gate.so.1 =&gt; <text:s/>(0xb77e1000)</text:p>
        <text:p text:style-name="Preformatted_20_Text"><text:tab/>libsym_resolver.so =&gt; ./libsym_resolver.so (0xb77dd000)</text:p>
        <text:p text:style-name="Preformatted_20_Text"><text:tab/>libc.so.6 =&gt; /lib/libc.so.6 (0xb7673000)</text:p>
        <text:p text:style-name="Preformatted_20_Text"><text:tab/>libdl.so.2 =&gt; /lib/libdl.so.2 (0xb766f000)</text:p>
        <text:p text:style-name="Preformatted_20_Text"><text:tab/>/lib/ld-linux.so.2 (0xb77e2000)</text:p>
        <text:p text:style-name="Preformatted_20_Text"/>
        <text:p text:style-name="Text_20_body">L'exécution de ce programme va fort logiquement aboutir, via le programme ld-linux.so, à la projection en mémoire de la libc, de la libdl, de la libsym_resolver...</text:p>
        <text:p text:style-name="Preformatted_20_Text">fred@kdiv ~ &gt;cat /proc/13850/maps</text:p>
        <text:p text:style-name="Preformatted_20_Text">08048000-08049000 r-xp 00000000 08:03 3538966 <text:s text:c="3"/>/divers/sym_resolv/test</text:p>
        <text:p text:style-name="Preformatted_20_Text">08049000-0804a000 rw-p 00000000 08:03 3538966 <text:s text:c="3"/>/divers/sym_resolv/test</text:p>
        <text:p text:style-name="Preformatted_20_Text">b7e6e000-b7e6f000 rw-p 00000000 00:00 0 </text:p>
        <text:p text:style-name="Preformatted_20_Text">b7e6f000-b7e71000 r-xp 00000000 08:02 1055 <text:s text:c="6"/>/lib/libdl-2.12.so</text:p>
        <text:p text:style-name="Preformatted_20_Text">b7e71000-b7e72000 r--p 00001000 08:02 1055 <text:s text:c="6"/>/lib/libdl-2.12.so</text:p>
        <text:p text:style-name="Preformatted_20_Text">b7e72000-b7e73000 rw-p 00002000 08:02 1055 <text:s text:c="6"/>/lib/libdl-2.12.so</text:p>
        <text:p text:style-name="Preformatted_20_Text">b7e73000-b7fb8000 r-xp 00000000 08:02 221 <text:s text:c="7"/>/lib/libc-2.12.so</text:p>
        <text:p text:style-name="Preformatted_20_Text">b7fb8000-b7fba000 r--p 00145000 08:02 221 <text:s text:c="7"/>/lib/libc-2.12.so</text:p>
        <text:p text:style-name="Preformatted_20_Text">b7fba000-b7fbb000 rw-p 00147000 08:02 221 <text:s text:c="7"/>/lib/libc-2.12.so</text:p>
        <text:p text:style-name="Preformatted_20_Text">b7fbb000-b7fbe000 rw-p 00000000 00:00 0 </text:p>
        <text:p text:style-name="Preformatted_20_Text">b7fdd000-b7fdf000 r-xp 00000000 08:03 3538962 <text:s text:c="3"/>/divers/libsym_resolver.so</text:p>
        <text:p text:style-name="Preformatted_20_Text">b7fdf000-b7fe0000 rw-p 00001000 08:03 3538962 <text:s text:c="3"/>/divers/libsym_resolver.so</text:p>
        <text:p text:style-name="Preformatted_20_Text">b7fe0000-b7fe1000 rw-p 00000000 00:00 0 </text:p>
        <text:p text:style-name="Preformatted_20_Text">b7fe1000-b7fe2000 r-xp 00000000 00:00 0 <text:s text:c="9"/>[vdso]</text:p>
        <text:p text:style-name="Preformatted_20_Text"><text:soft-page-break/>b7fe2000-b7ffe000 r-xp 00000000 08:02 1054 <text:s text:c="6"/>/lib/ld-2.12.so</text:p>
        <text:p text:style-name="Preformatted_20_Text">b7ffe000-b7fff000 r--p 0001b000 08:02 1054 <text:s text:c="6"/>/lib/ld-2.12.so</text:p>
        <text:p text:style-name="Preformatted_20_Text">b7fff000-b8000000 rw-p 0001c000 08:02 1054 <text:s text:c="6"/>/lib/ld-2.12.so</text:p>
        <text:p text:style-name="Preformatted_20_Text">bffdf000-c0000000 rw-p 00000000 00:00 0 <text:s text:c="9"/>[stack]</text:p>
        <text:p text:style-name="Preformatted_20_Text"/>
        <text:p text:style-name="Preformatted_20_Text"/>
        <text:p text:style-name="P11">La variable LD_PRELOAD va permettre de faire charger en mémoire, et avant tout autre librairie, les fichiers .so de notre choix.</text:p>
        <text:p text:style-name="P11">Par exemple, forçons le chargement d'une petite librairie, appelée libdbgprint.so.</text:p>
        <text:p text:style-name="P11">La commande qui permet de faire cela est</text:p>
        <text:p text:style-name="P37">export LD_PRELOAD=./libdbgprint.so</text:p>
        <text:p text:style-name="P37"/>
        <text:p text:style-name="P11">Nous allons utiliser la commande strace, qui permet de voir l'ensemble des appels systèmes fait par un programme (et par son chargement). Cette commande va nous permettre de voir dans quelle ordre les librairies sont chargées, lorsque le programme est exécutée.</text:p>
        <text:p text:style-name="Text_20_body"/>
        <text:p text:style-name="Text_20_body"/>
        <text:p text:style-name="Preformatted_20_Text">fred@kdiv ~ &gt;strace ./test</text:p>
        <text:p text:style-name="Preformatted_20_Text">execve("./test", ["./test"], [/* 57 vars */]) = 0</text:p>
        <text:p text:style-name="Preformatted_20_Text">brk(0) <text:s text:c="33"/>= 0x89c4000</text:p>
        <text:p text:style-name="Preformatted_20_Text">mmap2(NULL, 4096, PROT_READ|PROT_WRITE, MAP_PRIVATE|MAP_ANONYMOUS, -1, 0) = 0xb772c000</text:p>
        <text:p text:style-name="Preformatted_20_Text"><text:span text:style-name="T2">open("./libdbgprint.so", O_RDONLY) <text:s text:c="5"/>= 3</text:span></text:p>
        <text:p text:style-name="Preformatted_20_Text">...</text:p>
        <text:p text:style-name="Preformatted_20_Text">open("/lib/libc.so.6", O_RDONLY) <text:s text:c="7"/>= 3</text:p>
        <text:p text:style-name="Preformatted_20_Text">...</text:p>
        <text:p text:style-name="Preformatted_20_Text">open("/lib/libdl.so.2", O_RDONLY) <text:s text:c="6"/>= 3</text:p>
        <text:p text:style-name="Preformatted_20_Text"/>
        <text:p text:style-name="Preformatted_20_Text"/>
        <text:p text:style-name="P11">La sortie a volontairement été écourtée (notamment les sections permettant de mapper en mémoire les librairies). Ce qui reste permet néanmoins de constater que la librairie dbgprint est la première à être chargée dynamiquement, avant même la librairie C.</text:p>
        <text:p text:style-name="P11"/>
        <text:p text:style-name="P11">La question est à quoi cela peut-il servir?</text:p>
        <text:p text:style-name="P11">La variable LD_PRELOAD est essentiellement utilisée pour surcharger des fonctions définies dans d'autres librairies. Par exemple, en supposant que la librairie libdbgprint.so contient une fonction printf, l'utilisation de la variable LD_PRELOAD permet d'utiliser le printf de la bibliothèque dbgprint plutôt que celle de la libc. </text:p>
        <text:p text:style-name="P11">En effet, la librairie dbgprint étant chargée avant, elle est la première analysée lors de la résolution des symboles.</text:p>
        <text:p text:style-name="P24">C'est le mécanisme le plus simple pour faire du détournement de fonctions.</text:p>
        <text:p text:style-name="P24"/>
        <text:p text:style-name="P24"/>
        <text:h text:style-name="P27" text:outline-level="3"><text:soft-page-break/>La variable LD_LIBRARY_PATH</text:h>
        <text:p text:style-name="P11"/>
        <text:p text:style-name="P11">Cette variable permet d'ajouter des répertoires de recherche supplémentaires au programme ld-linux.so. Par défaut, il va chercher les librairies à mapper en mémoire dans les répertoires /lib et /usr/lib. Cettte variable permet d'en spécifier davantage.</text:p>
        <text:p text:style-name="P11"/>
        <text:p text:style-name="P11">Soit, par exemple, le programme mtest. Nous pouvons lister les librairies qui seront chargées en mémoire avec la commande suivante :</text:p>
        <text:p text:style-name="Preformatted_20_Text">fred@kdiv ~&gt;ldd mtest</text:p>
        <text:p text:style-name="Preformatted_20_Text"><text:tab/>linux-gate.so.1 =&gt; <text:s/>(0xb7726000)</text:p>
        <text:p text:style-name="Preformatted_20_Text"><text:tab/><text:span text:style-name="T2">libsym_resolver.so =&gt; not found</text:span></text:p>
        <text:p text:style-name="Preformatted_20_Text"><text:tab/>libc.so.6 =&gt; /lib/libc.so.6 (0xb75bb000)</text:p>
        <text:p text:style-name="Preformatted_20_Text"><text:tab/>libdl.so.2 =&gt; /lib/libdl.so.2 (0xb75b7000)</text:p>
        <text:p text:style-name="Preformatted_20_Text"><text:tab/>/lib/ld-linux.so.2 (0xb7727000)</text:p>
        <text:p text:style-name="Preformatted_20_Text"/>
        <text:p text:style-name="P11">Apparemment il y'a un problème avec la librairie libsym_resolver qui ne semble pas pouvoir être localisée...</text:p>
        <text:p text:style-name="P11">L'exécution nous confirme cette impression.</text:p>
        <text:p text:style-name="Preformatted_20_Text">fred@kdiv ~ &gt;./mtest </text:p>
        <text:p text:style-name="Preformatted_20_Text">./test: error while loading shared libraries: libsym_resolver.so: cannot open shared object file: No such file or directory</text:p>
        <text:p text:style-name="Preformatted_20_Text"/>
        <text:p text:style-name="Text_20_body">Le problème est simple à comprendre : la librairie libsym_resolver.so ne se situant pas dans l'un des répertoires de recherche de ld-linux, elle n'a pu être localisée. La variable LD_LIBRARY_PATH permet de remédier à cela.</text:p>
        <text:p text:style-name="Preformatted_20_Text"/>
        <text:p text:style-name="Preformatted_20_Text">fred@kdiv ~ &gt;LD_LIBRARY_PATH=. ./test</text:p>
        <text:p text:style-name="Preformatted_20_Text">hello</text:p>
        <text:p text:style-name="Preformatted_20_Text"/>
        <text:p text:style-name="Text_20_body">Ce coup-ci le programme s'exécute bien. Nous avons indiqué que le programme ld-linux.so devait également recherché les librairies dans le répertoire courant (LD_LIBRARY_PATH=.)</text:p>
        <text:h text:style-name="P27" text:outline-level="3">La variable LD_BIND_NOW</text:h>
        <text:p text:style-name="P11"/>
        <text:p text:style-name="P11">Cette variable d'environnement, si elle est non vide, demande à ld-linux.so de résoudre tous les symboles du programme dés l'exécution, plutôt que de le faire au fur et à mesure du besoin.</text:p>
        <text:p text:style-name="P11"/>
        <text:h text:style-name="P27" text:outline-level="3">La variable LD_DEBUG/LD_DEBUG_OUTPUT</text:h>
        <text:p text:style-name="P11"/>
        <text:p text:style-name="P11">Cette variable peut être utile pour debugguer l'utilisation de librairie dynamique.</text:p>
        <text:p text:style-name="P11"><text:soft-page-break/>LD_DEBUG attend une valeur lui spécifiant quelles informations de debug devront être affichées à l'exécution. Un moyen de lister les valeurs possibles est le suivant :</text:p>
        <text:p text:style-name="Preformatted_20_Text">fred@kdiv ~ &gt;LD_DEBUG=help ./mtest</text:p>
        <text:p text:style-name="Preformatted_20_Text">Valid options for the LD_DEBUG environment variable are:</text:p>
        <text:p text:style-name="Preformatted_20_Text"></text:p>
        <text:p text:style-name="Preformatted_20_Text"><text:s text:c="2"/>libs <text:s text:c="7"/>display library search paths</text:p>
        <text:p text:style-name="Preformatted_20_Text"><text:s text:c="2"/>reloc <text:s text:c="6"/>display relocation processing</text:p>
        <text:p text:style-name="Preformatted_20_Text"><text:s text:c="2"/>files <text:s text:c="6"/>display progress for input file</text:p>
        <text:p text:style-name="Preformatted_20_Text"><text:s text:c="2"/>symbols <text:s text:c="4"/>display symbol table processing</text:p>
        <text:p text:style-name="Preformatted_20_Text"><text:s text:c="2"/>bindings <text:s text:c="3"/>display information about symbol binding</text:p>
        <text:p text:style-name="Preformatted_20_Text"><text:s text:c="2"/>versions <text:s text:c="3"/>display version dependencies</text:p>
        <text:p text:style-name="Preformatted_20_Text"><text:s text:c="2"/>all <text:s text:c="8"/>all previous options combined</text:p>
        <text:p text:style-name="Preformatted_20_Text"><text:s text:c="2"/>statistics <text:s/>display relocation statistics</text:p>
        <text:p text:style-name="Preformatted_20_Text"><text:s text:c="2"/>unused <text:s text:c="5"/>determined unused DSOs</text:p>
        <text:p text:style-name="Preformatted_20_Text"><text:s text:c="2"/>help <text:s text:c="7"/>display this help message and exit</text:p>
        <text:p text:style-name="Preformatted_20_Text"/>
        <text:p text:style-name="Preformatted_20_Text">Utilisons la valeur all, pour avoir un exemple de résultat :</text:p>
        <text:p text:style-name="Preformatted_20_Text">fred@kdiv ~/Programmation/Posix/mudflap_test &gt;LD_DEBUG=all ./mtest</text:p>
        <text:p text:style-name="Preformatted_20_Text"><text:s text:c="5"/>17239:<text:tab/></text:p>
        <text:p text:style-name="Preformatted_20_Text"><text:s text:c="5"/>17239:<text:tab/>file=libc.so.6 [0]; <text:s/>needed by ./mtest [0]</text:p>
        <text:p text:style-name="Preformatted_20_Text"><text:s text:c="5"/>17239:<text:tab/>find library=libc.so.6 [0]; searching</text:p>
        <text:p text:style-name="Preformatted_20_Text"><text:s text:c="5"/>17239:<text:tab/> search cache=/etc/ld.so.cache</text:p>
        <text:p text:style-name="Preformatted_20_Text"><text:s text:c="5"/>17239:<text:tab/> <text:s/>trying file=/lib/libc.so.6</text:p>
        <text:p text:style-name="Preformatted_20_Text"><text:s/>...</text:p>
        <text:p text:style-name="Preformatted_20_Text"><text:s text:c="5"/>17239:<text:tab/></text:p>
        <text:p text:style-name="Preformatted_20_Text"><text:s text:c="5"/>17239:<text:tab/>relocation processing: /lib/libc.so.6</text:p>
        <text:p text:style-name="Preformatted_20_Text">...</text:p>
        <text:p text:style-name="Preformatted_20_Text"/>
        <text:p text:style-name="Preformatted_20_Text"><text:s text:c="5"/>17239:<text:tab/>symbol=free; <text:s/>lookup in file=./mtest [0]</text:p>
        <text:p text:style-name="Preformatted_20_Text"><text:s text:c="5"/>17239:<text:tab/>symbol=free; <text:s/>lookup in file=/lib/libc.so.6 [0]</text:p>
        <text:p text:style-name="Preformatted_20_Text"><text:s text:c="5"/>17239:<text:tab/>binding file /lib/ld-linux.so.2 [0] to /lib/libc.so.6 [0]: normal symbol `free' [GLIBC_2.0]</text:p>
        <text:p text:style-name="Preformatted_20_Text"><text:s text:c="5"/>17239:<text:tab/></text:p>
        <text:p text:style-name="Preformatted_20_Text"><text:s text:c="5"/>17239:<text:tab/>calling init: /lib/libc.so.6</text:p>
        <text:p text:style-name="Preformatted_20_Text"><text:s text:c="5"/>17239:<text:tab/></text:p>
        <text:p text:style-name="Preformatted_20_Text"><text:s text:c="5"/>17239:<text:tab/>symbol=__libc_start_main; <text:s/>lookup in file=./mtest [0]</text:p>
        <text:p text:style-name="Preformatted_20_Text"><text:s text:c="5"/>17239:<text:tab/>symbol=__libc_start_main; <text:s/>lookup in file=/lib/libc.so.6 [0]</text:p>
        <text:p text:style-name="Preformatted_20_Text"><text:s text:c="5"/>17239:<text:tab/>binding file ./mtest [0] to /lib/libc.so.6 [0]: normal symbol `__libc_start_main' [GLIBC_2.0]</text:p>
        <text:p text:style-name="Preformatted_20_Text"><text:s text:c="5"/>17239:<text:tab/></text:p>
        <text:p text:style-name="Preformatted_20_Text"><text:s text:c="5"/>17239:<text:tab/>initialize program: ./mtest</text:p>
        <text:p text:style-name="Preformatted_20_Text"><text:s text:c="5"/>17239:<text:tab/></text:p>
        <text:p text:style-name="Preformatted_20_Text"><text:s text:c="5"/>17239:<text:tab/></text:p>
        <text:p text:style-name="Preformatted_20_Text"><text:s text:c="5"/>17239:<text:tab/>transferring control: ./mtest</text:p>
        <text:p text:style-name="Preformatted_20_Text"><text:s text:c="5"/>17239:<text:tab/></text:p>
        <text:p text:style-name="Preformatted_20_Text"><text:s text:c="5"/>17239:<text:tab/>symbol=malloc; <text:s/>lookup in file=./mtest [0]</text:p>
        <text:p text:style-name="Preformatted_20_Text"><text:s text:c="5"/>17239:<text:tab/>symbol=malloc; <text:s/>lookup in file=/lib/libc.so.6 [0]</text:p>
        <text:p text:style-name="Preformatted_20_Text"><text:s text:c="5"/>17239:<text:tab/>binding file ./mtest [0] to /lib/libc.so.6 [0]: normal symbol `malloc' [GLIBC_2.0]</text:p>
        <text:p text:style-name="Preformatted_20_Text"><text:s text:c="5"/>17239:<text:tab/>symbol=printf; <text:s/>lookup in file=./mtest [0]</text:p>
        <text:p text:style-name="Preformatted_20_Text"><text:soft-page-break/><text:s text:c="5"/>17239:<text:tab/>symbol=printf; <text:s/>lookup in file=/lib/libc.so.6 [0]</text:p>
        <text:p text:style-name="Preformatted_20_Text"><text:s text:c="5"/>17239:<text:tab/>binding file ./mtest [0] to /lib/libc.so.6 [0]: normal symbol `printf' [GLIBC_2.0]</text:p>
        <text:p text:style-name="Preformatted_20_Text">...</text:p>
        <text:p text:style-name="Preformatted_20_Text"><text:s text:c="5"/>17239:<text:tab/></text:p>
        <text:p text:style-name="Preformatted_20_Text"><text:s text:c="5"/>17239:<text:tab/>calling fini: ./mtest [0]</text:p>
        <text:p text:style-name="Preformatted_20_Text"><text:s text:c="5"/>17239:<text:tab/></text:p>
        <text:p text:style-name="Preformatted_20_Text"><text:s text:c="5"/>17239:<text:tab/></text:p>
        <text:p text:style-name="Preformatted_20_Text"><text:s text:c="5"/>17239:<text:tab/>calling fini: /lib/libc.so.6 [0]</text:p>
        <text:p text:style-name="Preformatted_20_Text"/>
        <text:p text:style-name="Preformatted_20_Text"/>
        <text:p text:style-name="Text_20_body">Il ya énormément d'informations. Ces informations de debug nous informe des différentes étapes faites par le programme ld-linux.so. Succintement, nous pouvons constater des étapes concernant </text:p>
        <text:list xml:id="list2079034725" text:style-name="L21">
          <text:list-item>
            <text:p text:style-name="P25">la recherche de la libc, laquelle sera projetée en mémoire</text:p>
          </text:list-item>
          <text:list-item>
            <text:p text:style-name="P25">une phase de relocation, consistant à résoudre les symboles (comme le symbole free) afin de connaître son emplacement en mémoire</text:p>
          </text:list-item>
          <text:list-item>
            <text:p text:style-name="P25">une phase appelant d'éventuels constructeurs</text:p>
          </text:list-item>
          <text:list-item>
            <text:p text:style-name="P25">une phase donnant enfin la main à la fonction main du programme</text:p>
          </text:list-item>
          <text:list-item>
            <text:p text:style-name="P25">une phase de nettoyage à la fermeture du programme, avec appels éventuels de destructeur</text:p>
          </text:list-item>
        </text:list>
        <text:p text:style-name="Text_20_body">Généralement, les sorties sont affichées à l'écran. La variable LD_DEBUG_OUTPUT permet de spécifier un fichier dans lequel sera inscrit les données.</text:p>
        <text:p text:style-name="Text_20_body"/>
        <text:h text:style-name="P27" text:outline-level="3">La variable LD_PROFILE/LD_PROFILE_OUTPUT</text:h>
        <text:p text:style-name="P11"/>
        <text:p text:style-name="P11">Il est possible de profiler l'exécution d'un programme, afin d'obtenir des statistiques de consommation système des fonctions utilisées par ce dernier.</text:p>
        <text:p text:style-name="P11">Cela se fait à l'aide de l'outil gprof.</text:p>
        <text:p text:style-name="P11">Il est possible de faire cela également pour les librairies partagées d'un programme. Soit le programme suivant :</text:p>
        <text:p text:style-name="Preformatted_20_Text">fred@kdiv ~ &gt;ldd test</text:p>
        <text:p text:style-name="Preformatted_20_Text"><text:tab/>linux-gate.so.1 =&gt; <text:s/>(0xb7809000)</text:p>
        <text:p text:style-name="Preformatted_20_Text"><text:tab/>libsym_resolver.so =&gt; ./libsym_resolver.so (0xb7767000)</text:p>
        <text:p text:style-name="Preformatted_20_Text"><text:tab/>libc.so.6 =&gt; /lib/libc.so.6 (0xb769e000)</text:p>
        <text:p text:style-name="Preformatted_20_Text"><text:tab/>libdl.so.2 =&gt; /lib/libdl.so.2 (0xb769a000)</text:p>
        <text:p text:style-name="Preformatted_20_Text"><text:tab/>/lib/ld-linux.so.2 (0xb780a000)</text:p>
        <text:p text:style-name="Preformatted_20_Text"/>
        <text:p text:style-name="Text_20_body">Ce programme, en plus d'utiliser les librairies habituelles, utilise la libsym_resolver, qui a été récupéré d'internet. Il est possible de faire un profiling d'exécution de la librairie de la manière suivante :</text:p>
        <text:p text:style-name="Text_20_body">fred@kdiv ~ &gt;export LD_PROFILE=libsym_resolver.so ./test</text:p>
        <text:p text:style-name="Text_20_body"><text:soft-page-break/></text:p>
        <text:p text:style-name="Text_20_body">Cette commande, en plus d'exécuter le programme test, va générer <text:s/>un fichier appelé /var/tmp/libsym_resolver.so.profile.</text:p>
        <text:p text:style-name="Text_20_body">Ce fichier peut ensuite être décortiqué à l'aide de la commande sprof</text:p>
        <text:p text:style-name="Preformatted_20_Text">fred@kdiv ~&gt; sprof <text:s/>./libsym_resolver.so /var/tmp/libsym_resolver.so.profile</text:p>
        <text:p text:style-name="Preformatted_20_Text"/>
        <text:p text:style-name="Preformatted_20_Text"/>
        <text:h text:style-name="Heading_20_1" text:outline-level="1">Présentation de la libdl</text:h>
        <text:p text:style-name="Text_20_body"/>
        <text:p text:style-name="P11">Comme il a été dit en introduction, le programme ld-linux.so, bien que compilé statiquement, a conduit à l'élaboration d'une librairie, appelée libdl.</text:p>
        <text:p text:style-name="P11">Cette librairie permet de charger dynamiquement des fichiers partagées, d'y rechercher l'adresse d'un symbole, ou dé recupérer un certain nombre d'information concernant une adresse.</text:p>
        <text:p text:style-name="P11">Cette api a plusieurs objectif :</text:p>
        <text:list xml:id="list1118824843" text:style-name="L22">
          <text:list-item>
            <text:p text:style-name="P23">elle permet de mettre en place le fonctionnement de plugin, en chargeant/déchargeant à l'envie des fichiers .so</text:p>
          </text:list-item>
          <text:list-item>
            <text:p text:style-name="P23">elle permet de surcharger une fonction (à l'aide de LD_PRELOAD). Par exemple, nous pourrions définir une librairie implémentant strcpy et la charger avant la libc à l'aide de LD_PRELOAD. Notre fonction strcpy quant à elle, analyserait les paramètres, avant de les passer à la vraie fonction de la libc.</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size="12pt" fo:language="fr" fo:country="FR" style:font-name-asian="Andale Sans UI1" style:font-size-asian="12pt" style:language-asian="fr" style:country-asian="FR" style:font-name-complex="Lucidasans"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fo:background-color="transparent">
        <style:tab-stops/>
        <style:background-image/>
      </style:paragraph-properties>
      <style:text-properties style:font-name="Bitstream Vera Sans1"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2"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re1" style:family="paragraph" style:parent-style-name="Standard" style:next-style-name="Text_20_body">
      <style:paragraph-properties fo:margin-top="0.423cm" fo:margin-bottom="0.212cm" fo:keep-with-next="always"/>
      <style:text-properties style:font-name="Bitstream Vera Sans2" fo:font-size="14pt" style:font-name-asian="Mincho1" style:font-size-asian="14pt" style:font-name-complex="Lucidasans"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style:font-name-asian="Bitstream Vera Sans Mono1" style:font-name-complex="Bitstream Vera Sans Mono1"/>
    </style:style>
    <style:style style:name="WW8Num2z0" style:family="text">
      <style:text-properties style:font-name="StarSymbol1"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StarSymbol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StarSymbol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1"/>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1"/>
      </text:list-level-style-bullet>
      <text:list-level-style-bullet text:level="4" text:style-name="WW8Num4z0" style:num-suffix="." text:bullet-char="●">
        <style:list-level-properties text:space-before="2.54cm" text:min-label-width="0.635cm"/>
        <style:text-properties style:font-name="StarSymbol1"/>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1"/>
      </text:list-level-style-bullet>
      <text:list-level-style-bullet text:level="7" text:style-name="WW8Num4z0" style:num-suffix="." text:bullet-char="●">
        <style:list-level-properties text:space-before="4.445cm" text:min-label-width="0.635cm"/>
        <style:text-properties style:font-name="StarSymbol1"/>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1"/>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1"/>
      </text:list-level-style-bullet>
      <text:list-level-style-bullet text:level="4" text:style-name="WW8Num5z0" style:num-suffix="." text:bullet-char="●">
        <style:list-level-properties text:space-before="2.54cm" text:min-label-width="0.635cm"/>
        <style:text-properties style:font-name="StarSymbol1"/>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1"/>
      </text:list-level-style-bullet>
      <text:list-level-style-bullet text:level="7" text:style-name="WW8Num5z0" style:num-suffix="." text:bullet-char="●">
        <style:list-level-properties text:space-before="4.445cm" text:min-label-width="0.635cm"/>
        <style:text-properties style:font-name="StarSymbol1"/>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1"/>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1"/>
      </text:list-level-style-bullet>
      <text:list-level-style-bullet text:level="4" text:style-name="WW8Num6z0" style:num-suffix="." text:bullet-char="●">
        <style:list-level-properties text:space-before="2.54cm" text:min-label-width="0.635cm"/>
        <style:text-properties style:font-name="StarSymbol1"/>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1"/>
      </text:list-level-style-bullet>
      <text:list-level-style-bullet text:level="7" text:style-name="WW8Num6z0" style:num-suffix="." text:bullet-char="●">
        <style:list-level-properties text:space-before="4.445cm" text:min-label-width="0.635cm"/>
        <style:text-properties style:font-name="StarSymbol1"/>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1"/>
      </text:list-level-style-bullet>
      <text:list-level-style-bullet text:level="4" text:style-name="WW8Num7z0" style:num-suffix="." text:bullet-char="●">
        <style:list-level-properties text:space-before="2.54cm" text:min-label-width="0.635cm"/>
        <style:text-properties style:font-name="StarSymbol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1"/>
      </text:list-level-style-bullet>
      <text:list-level-style-bullet text:level="7" text:style-name="WW8Num7z0" style:num-suffix="." text:bullet-char="●">
        <style:list-level-properties text:space-before="4.445cm" text:min-label-width="0.635cm"/>
        <style:text-properties style:font-name="StarSymbol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1"/>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1"/>
      </text:list-level-style-bullet>
      <text:list-level-style-bullet text:level="4" text:style-name="WW8Num8z0" style:num-suffix="." text:bullet-char="●">
        <style:list-level-properties text:space-before="2.54cm" text:min-label-width="0.635cm"/>
        <style:text-properties style:font-name="StarSymbol1"/>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1"/>
      </text:list-level-style-bullet>
      <text:list-level-style-bullet text:level="7" text:style-name="WW8Num8z0" style:num-suffix="." text:bullet-char="●">
        <style:list-level-properties text:space-before="4.445cm" text:min-label-width="0.635cm"/>
        <style:text-properties style:font-name="StarSymbol1"/>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1"/>
      </text:list-level-style-bullet>
      <text:list-level-style-bullet text:level="4" text:style-name="WW8Num9z0" style:num-suffix="." text:bullet-char="●">
        <style:list-level-properties text:space-before="2.54cm" text:min-label-width="0.635cm"/>
        <style:text-properties style:font-name="StarSymbol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1"/>
      </text:list-level-style-bullet>
      <text:list-level-style-bullet text:level="7" text:style-name="WW8Num9z0" style:num-suffix="." text:bullet-char="●">
        <style:list-level-properties text:space-before="4.445cm" text:min-label-width="0.635cm"/>
        <style:text-properties style:font-name="StarSymbol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1"/>
      </text:list-level-style-bullet>
      <text:list-level-style-bullet text:level="4" text:style-name="WW8Num11z0"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1"/>
      </text:list-level-style-bullet>
      <text:list-level-style-bullet text:level="7" text:style-name="WW8Num11z0"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tarSymbol1"/>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0" style:num-suffix="." text:bullet-char="■">
        <style:list-level-properties text:space-before="1.905cm" text:min-label-width="0.635cm"/>
        <style:text-properties style:font-name="StarSymbol1"/>
      </text:list-level-style-bullet>
      <text:list-level-style-bullet text:level="4" text:style-name="WW8Num12z0" style:num-suffix="." text:bullet-char="●">
        <style:list-level-properties text:space-before="2.54cm" text:min-label-width="0.635cm"/>
        <style:text-properties style:font-name="StarSymbol1"/>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0" style:num-suffix="." text:bullet-char="■">
        <style:list-level-properties text:space-before="3.81cm" text:min-label-width="0.635cm"/>
        <style:text-properties style:font-name="StarSymbol1"/>
      </text:list-level-style-bullet>
      <text:list-level-style-bullet text:level="7" text:style-name="WW8Num12z0" style:num-suffix="." text:bullet-char="●">
        <style:list-level-properties text:space-before="4.445cm" text:min-label-width="0.635cm"/>
        <style:text-properties style:font-name="StarSymbol1"/>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1"/>
      </text:list-level-style-bullet>
      <text:list-level-style-bullet text:level="4" text:style-name="WW8Num13z0"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1"/>
      </text:list-level-style-bullet>
      <text:list-level-style-bullet text:level="7" text:style-name="WW8Num13z0"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1"/>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1"/>
      </text:list-level-style-bullet>
      <text:list-level-style-bullet text:level="4" text:style-name="WW8Num14z0"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1"/>
      </text:list-level-style-bullet>
      <text:list-level-style-bullet text:level="7" text:style-name="WW8Num14z0"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1"/>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1"/>
      </text:list-level-style-bullet>
      <text:list-level-style-bullet text:level="4" text:style-name="WW8Num16z0"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1"/>
      </text:list-level-style-bullet>
      <text:list-level-style-bullet text:level="7" text:style-name="WW8Num16z0"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1"/>
      </text:list-level-style-bullet>
      <text:list-level-style-bullet text:level="4" text:style-name="WW8Num17z0"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1"/>
      </text:list-level-style-bullet>
      <text:list-level-style-bullet text:level="7" text:style-name="WW8Num17z0"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145cm" style:keep-together="true" fo:keep-together="auto"/>
    </style:style>
    <style:style style:name="Tableau38.A1" style:family="table-cell">
      <style:table-cell-properties style:vertical-align="top" fo:padding="0.097cm" fo:border-left="0.002cm solid #000000" fo:border-right="none" fo:border-top="0.002cm solid #000000" fo:border-bottom="0.002cm solid #000000"/>
    </style:style>
    <style:style style:name="Tableau38.B1" style:family="table-cell">
      <style:table-cell-properties style:vertical-align="middle" fo:padding="0.097cm" fo:border-left="0.002cm solid #000000" fo:border-right="none" fo:border-top="0.002cm solid #000000" fo:border-bottom="0.002cm solid #000000"/>
    </style:style>
    <style:style style:name="Tableau38.C1" style:family="table-cell">
      <style:table-cell-properties style:vertical-align="top" fo:padding="0.097cm" fo:border="0.002cm solid #000000"/>
    </style:style>
    <style:style style:name="M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MP2"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3"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5" style:family="paragraph" style:parent-style-name="Table_20_Contents">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
              </table:table-cell>
              <table:table-cell table:style-name="Tableau38.B1" office:value-type="string">
                <text:p text:style-name="MP2">Linkage dynamique sous Linux</text:p>
              </table:table-cell>
              <table:table-cell table:style-name="Tableau38.C1" office:value-type="string">
                <text:p text:style-name="MP3">Version: 1.0</text:p>
                <text:p text:style-name="MP4"/>
                <text:p text:style-name="MP4">Auteur: Frédéric Ferrandis</text:p>
                <text:p text:style-name="MP5"/>
              </table:table-cell>
            </table:table-row>
          </table:table-header-rows>
        </table:table>
        <text:p text:style-name="Standard"><text:s/></text:p>
      </style:header>
      <style:footer>
        <text:p text:style-name="Footer"><text:page-number text:select-page="current">1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08-17T15:59:00</meta:creation-date>
    <dc:date>2010-07-06T17:28:30</dc:date>
    <meta:printed-by>Pierre Ficheux</meta:printed-by>
    <meta:print-date>2007-09-13T10:49:05</meta:print-date>
    <meta:editing-cycles>1553</meta:editing-cycles>
    <meta:editing-duration>PT157H13M00S</meta:editing-duration>
    <dc:creator>frederic ferrandis</dc:creator>
    <meta:document-statistic meta:table-count="2" meta:image-count="0" meta:object-count="0" meta:page-count="13" meta:paragraph-count="288" meta:word-count="2714" meta:character-count="20494"/>
    <meta:user-defined meta:name="Info 1"/>
    <meta:user-defined meta:name="Info 2"/>
    <meta:user-defined meta:name="Info 3"/>
    <meta:user-defined meta:name="Info 4"/>
  </office:meta>
</office:document-meta>
</file>